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11-21T20:45:31.50208" calcext:value-type="date">
            <text:p>21 nov. 2025 - 20:45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4" table:number-columns-repeated="2"/>
          <table:table-cell table:style-name="ce1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65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20:45:07.151049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11-21T20:45:35.183593218</dc:date>
    <meta:editing-duration>P2DT17H46M58S</meta:editing-duration>
    <meta:editing-cycles>148</meta:editing-cycles>
    <meta:generator>LibreOffice/25.8.3.2$Linux_X86_64 LibreOffice_project/580$Build-2</meta:generator>
    <meta:print-date>2025-11-15T20:20:07.151914184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